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824cm" fo:min-width="0.061cm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Dot" svg:stroke-width="0.051cm" svg:stroke-color="#000000" draw:marker-start-width="0.279cm" draw:marker-end-width="0.279cm" draw:fill="none" draw:textarea-horizontal-align="justify" draw:textarea-vertical-align="middle" draw:auto-grow-height="false" fo:min-height="3.905cm" fo:min-width="6.1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Dot" svg:stroke-width="0.051cm" svg:stroke-color="#000000" draw:marker-start-width="0.279cm" draw:marker-end-width="0.279cm" draw:fill="none" draw:textarea-horizontal-align="justify" draw:textarea-vertical-align="middle" draw:auto-grow-height="false" fo:min-height="3.905cm" fo:min-width="5.445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Dot" svg:stroke-width="0.051cm" svg:stroke-color="#000000" draw:marker-start-width="0.279cm" draw:marker-end-width="0.279cm" draw:fill="none" draw:textarea-horizontal-align="justify" draw:textarea-vertical-align="middle" draw:auto-grow-height="false" fo:min-height="3.867cm" fo:min-width="5.445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0" style:family="graphic" style:parent-style-name="objectwithoutfill">
      <style:graphic-properties draw:stroke="dash" draw:stroke-dash="Dot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7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297cm" fo:min-width="0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solid" draw:fill-color="#ff0000" draw:opacity="50%" draw:textarea-vertical-align="middle" draw:auto-grow-height="false" fo:min-height="7.32cm" fo:min-width="7.07cm" fo:padding-top="0.15cm" fo:padding-bottom="0.15cm" fo:padding-left="0.275cm" fo:padding-right="0.275cm" draw:shadow-opacity="50%"/>
    </style:style>
    <style:style style:name="gr1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7.37cm" fo:min-width="7.12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solid" draw:fill-color="#00bfff" draw:opacity="50%" draw:textarea-vertical-align="middle" draw:auto-grow-height="false" fo:min-height="7.32cm" fo:min-width="7.07cm" fo:padding-top="0.15cm" fo:padding-bottom="0.15cm" fo:padding-left="0.275cm" fo:padding-right="0.275cm" draw:shadow-opacity="50%"/>
    </style:style>
    <style:style style:name="gr1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7.32cm" fo:min-width="7.07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solid" draw:fill-color="#32cd32" draw:opacity="50%" draw:textarea-vertical-align="middle" draw:auto-grow-height="false" fo:min-height="7.32cm" fo:min-width="7.07cm" fo:padding-top="0.15cm" fo:padding-bottom="0.15cm" fo:padding-left="0.275cm" fo:padding-right="0.275cm" draw:shadow-opacity="50%"/>
    </style:style>
    <style:style style:name="gr19" style:family="graphic" style:parent-style-name="standard">
      <style:graphic-properties svg:stroke-width="0.051cm" svg:stroke-color="#000000" draw:marker-start-width="0.279cm" draw:marker-end-width="0.279cm" draw:fill="solid" draw:fill-color="#00bfff" draw:opacity="50%" draw:textarea-vertical-align="middle" draw:auto-grow-height="false" fo:min-height="7.32cm" fo:min-width="7.07cm" fo:padding-top="0.15cm" fo:padding-bottom="0.15cm" fo:padding-left="0.275cm" fo:padding-right="0.275cm" draw:shadow-offset-x="0.203cm" draw:shadow-offset-y="0.203cm" draw:shadow-opacity="50%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2pt" style:font-size-asian="18pt" style:font-size-complex="18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36pt" style:font-size-asian="28pt" style:font-size-complex="2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solid" draw:fill-color="#ff0000" draw:opacity="50%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bfff" draw:opacity="50%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32cd32" draw:opacity="50%"/>
      <style:paragraph-properties fo:text-align="center"/>
    </style:style>
    <style:style style:name="T1" style:family="text">
      <style:text-properties style:font-name="Liberation Sans2" fo:font-size="22pt" style:font-name-asian="Liberation Sans2" style:font-size-asian="18pt" style:font-name-complex="Liberation Sans2" style:font-size-complex="18pt"/>
    </style:style>
    <style:style style:name="T2" style:family="text">
      <style:text-properties style:text-position="-8% 58%" style:font-name="Liberation Sans2" fo:font-size="22pt" style:font-name-asian="Liberation Sans2" style:font-size-asian="18pt" style:font-name-complex="Liberation Sans2" style:font-size-complex="18pt"/>
    </style:style>
    <style:style style:name="T3" style:family="text">
      <style:text-properties style:font-name="Liberation Sans2" fo:font-size="36pt" style:font-name-asian="Liberation Sans2" style:font-size-asian="28pt" style:font-name-complex="Liberation Sans2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17.657cm" svg:y1="11.67cm" svg:x2="17.249cm" svg:y2="11.152cm">
            <text:p/>
          </draw:line>
          <draw:line draw:style-name="gr1" draw:text-style-name="P1" draw:layer="layout" svg:x1="17.657cm" svg:y1="11.662cm" svg:x2="17.268cm" svg:y2="12.156cm">
            <text:p/>
          </draw:line>
          <draw:g>
            <draw:line draw:style-name="gr2" draw:text-style-name="P1" draw:layer="layout" svg:x1="17.254cm" svg:y1="10.811cm" svg:x2="17.254cm" svg:y2="12.523cm">
              <text:p/>
            </draw:line>
            <draw:line draw:style-name="gr2" draw:text-style-name="P1" draw:layer="layout" svg:x1="17.255cm" svg:y1="10.811cm" svg:x2="16.803cm" svg:y2="10.237cm">
              <text:p/>
            </draw:line>
            <draw:line draw:style-name="gr2" draw:text-style-name="P1" draw:layer="layout" svg:x1="17.251cm" svg:y1="12.524cm" svg:x2="16.8cm" svg:y2="13.098cm">
              <text:p/>
            </draw:line>
            <draw:line draw:style-name="gr2" draw:text-style-name="P1" draw:layer="layout" svg:x1="15.449cm" svg:y1="10.237cm" svg:x2="16.803cm" svg:y2="10.237cm">
              <text:p/>
            </draw:line>
            <draw:line draw:style-name="gr2" draw:text-style-name="P1" draw:layer="layout" svg:x1="15.449cm" svg:y1="13.1cm" svg:x2="16.803cm" svg:y2="13.1cm">
              <text:p/>
            </draw:line>
            <draw:line draw:style-name="gr2" draw:text-style-name="P1" draw:layer="layout" svg:x1="15.454cm" svg:y1="10.239cm" svg:x2="15.454cm" svg:y2="13.1cm">
              <text:p/>
            </draw:line>
          </draw:g>
          <draw:line draw:style-name="gr1" draw:text-style-name="P1" draw:layer="layout" svg:x1="17.661cm" svg:y1="12.428cm" svg:x2="17.661cm" svg:y2="10.915cm">
            <text:p/>
          </draw:line>
          <draw:line draw:style-name="gr1" draw:text-style-name="P1" draw:layer="layout" svg:x1="15.454cm" svg:y1="10.915cm" svg:x2="12.913cm" svg:y2="10.915cm">
            <text:p/>
          </draw:line>
          <draw:line draw:style-name="gr1" draw:text-style-name="P1" draw:layer="layout" svg:x1="15.454cm" svg:y1="12.428cm" svg:x2="12.913cm" svg:y2="12.428cm">
            <text:p/>
          </draw:line>
          <draw:custom-shape draw:style-name="gr3" draw:text-style-name="P1" draw:layer="layout" svg:width="0.611cm" svg:height="3.124cm" svg:x="12.3cm" svg:y="10.1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12.283cm" svg:y1="10.915cm" svg:x2="10.676cm" svg:y2="11.675cm">
            <text:p/>
          </draw:line>
          <draw:line draw:style-name="gr1" draw:text-style-name="P1" draw:layer="layout" svg:x1="12.242cm" svg:y1="12.395cm" svg:x2="10.676cm" svg:y2="11.675cm">
            <text:p/>
          </draw:line>
        </draw:g>
        <draw:g>
          <draw:line draw:style-name="gr1" draw:text-style-name="P1" draw:layer="layout" svg:x1="3.701cm" svg:y1="11.679cm" svg:x2="4.108cm" svg:y2="12.198cm">
            <text:p/>
          </draw:line>
          <draw:line draw:style-name="gr1" draw:text-style-name="P1" draw:layer="layout" svg:x1="3.701cm" svg:y1="11.688cm" svg:x2="4.09cm" svg:y2="11.194cm">
            <text:p/>
          </draw:line>
          <draw:g>
            <draw:line draw:style-name="gr2" draw:text-style-name="P1" draw:layer="layout" svg:x1="4.102cm" svg:y1="12.539cm" svg:x2="4.103cm" svg:y2="10.827cm">
              <text:p/>
            </draw:line>
            <draw:line draw:style-name="gr2" draw:text-style-name="P1" draw:layer="layout" svg:x1="4.102cm" svg:y1="12.539cm" svg:x2="4.553cm" svg:y2="13.113cm">
              <text:p/>
            </draw:line>
            <draw:line draw:style-name="gr2" draw:text-style-name="P1" draw:layer="layout" svg:x1="4.106cm" svg:y1="10.827cm" svg:x2="4.558cm" svg:y2="10.253cm">
              <text:p/>
            </draw:line>
            <draw:line draw:style-name="gr2" draw:text-style-name="P1" draw:layer="layout" svg:x1="5.908cm" svg:y1="13.114cm" svg:x2="4.554cm" svg:y2="13.113cm">
              <text:p/>
            </draw:line>
            <draw:line draw:style-name="gr2" draw:text-style-name="P1" draw:layer="layout" svg:x1="5.909cm" svg:y1="10.251cm" svg:x2="4.555cm" svg:y2="10.25cm">
              <text:p/>
            </draw:line>
            <draw:line draw:style-name="gr2" draw:text-style-name="P1" draw:layer="layout" svg:x1="5.902cm" svg:y1="13.113cm" svg:x2="5.903cm" svg:y2="10.252cm">
              <text:p/>
            </draw:line>
          </draw:g>
          <draw:line draw:style-name="gr1" draw:text-style-name="P1" draw:layer="layout" svg:x1="3.697cm" svg:y1="10.923cm" svg:x2="3.696cm" svg:y2="12.436cm">
            <text:p/>
          </draw:line>
          <draw:line draw:style-name="gr1" draw:text-style-name="P1" draw:layer="layout" svg:x1="5.903cm" svg:y1="12.437cm" svg:x2="8.444cm" svg:y2="12.438cm">
            <text:p/>
          </draw:line>
          <draw:line draw:style-name="gr1" draw:text-style-name="P1" draw:layer="layout" svg:x1="5.904cm" svg:y1="10.924cm" svg:x2="8.445cm" svg:y2="10.925cm">
            <text:p/>
          </draw:line>
          <draw:custom-shape draw:style-name="gr3" draw:text-style-name="P1" draw:layer="layout" svg:width="0.611cm" svg:height="3.124cm" draw:transform="rotate (3.14106905481419) translate (9.056cm 13.2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9.074cm" svg:y1="12.438cm" svg:x2="10.681cm" svg:y2="11.679cm">
            <text:p/>
          </draw:line>
          <draw:line draw:style-name="gr1" draw:text-style-name="P1" draw:layer="layout" svg:x1="9.115cm" svg:y1="10.958cm" svg:x2="10.681cm" svg:y2="11.679cm">
            <text:p/>
          </draw:line>
          <draw:line draw:style-name="gr1" draw:text-style-name="P1" draw:layer="layout" svg:x1="10.672cm" svg:y1="10.926cm" svg:x2="10.671cm" svg:y2="12.439cm">
            <text:p/>
          </draw:line>
        </draw:g>
        <draw:g>
          <draw:line draw:style-name="gr1" draw:text-style-name="P1" draw:layer="layout" svg:x1="17.626cm" svg:y1="11.676cm" svg:x2="18.256cm" svg:y2="11.869cm">
            <text:p/>
          </draw:line>
          <draw:line draw:style-name="gr1" draw:text-style-name="P1" draw:layer="layout" svg:x1="17.631cm" svg:y1="11.682cm" svg:x2="17.669cm" svg:y2="11.055cm">
            <text:p/>
          </draw:line>
          <draw:g>
            <draw:line draw:style-name="gr2" draw:text-style-name="P1" draw:layer="layout" svg:x1="18.447cm" svg:y1="12.153cm" svg:x2="17.47cm" svg:y2="10.746cm">
              <text:p/>
            </draw:line>
            <draw:line draw:style-name="gr2" draw:text-style-name="P1" draw:layer="layout" svg:x1="18.446cm" svg:y1="12.152cm" svg:x2="19.145cm" svg:y2="12.366cm">
              <text:p/>
            </draw:line>
            <draw:line draw:style-name="gr2" draw:text-style-name="P1" draw:layer="layout" svg:x1="17.472cm" svg:y1="10.744cm" svg:x2="17.515cm" svg:y2="10.015cm">
              <text:p/>
            </draw:line>
            <draw:line draw:style-name="gr2" draw:text-style-name="P1" draw:layer="layout" svg:x1="20.257cm" svg:y1="11.594cm" svg:x2="19.145cm" svg:y2="12.366cm">
              <text:p/>
            </draw:line>
            <draw:line draw:style-name="gr2" draw:text-style-name="P1" draw:layer="layout" svg:x1="18.624cm" svg:y1="9.243cm" svg:x2="17.512cm" svg:y2="10.015cm">
              <text:p/>
            </draw:line>
            <draw:line draw:style-name="gr2" draw:text-style-name="P1" draw:layer="layout" svg:x1="20.252cm" svg:y1="11.596cm" svg:x2="18.621cm" svg:y2="9.246cm">
              <text:p/>
            </draw:line>
          </draw:g>
          <draw:line draw:style-name="gr1" draw:text-style-name="P1" draw:layer="layout" svg:x1="17.254cm" svg:y1="11.148cm" svg:x2="18.054cm" svg:y2="12.3cm">
            <text:p/>
          </draw:line>
          <draw:line draw:style-name="gr1" draw:text-style-name="P1" draw:layer="layout" svg:x1="19.867cm" svg:y1="11.041cm" svg:x2="21.954cm" svg:y2="9.592cm">
            <text:p/>
          </draw:line>
          <draw:line draw:style-name="gr1" draw:text-style-name="P1" draw:layer="layout" svg:x1="19.004cm" svg:y1="9.798cm" svg:x2="21.091cm" svg:y2="8.349cm">
            <text:p/>
          </draw:line>
          <draw:custom-shape draw:style-name="gr3" draw:text-style-name="P1" draw:layer="layout" svg:width="0.611cm" svg:height="3.124cm" draw:transform="rotate (-2.53474167267136) translate (22.921cm 9.9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22.472cm" svg:y1="9.233cm" svg:x2="23.358cm" svg:y2="7.692cm">
            <text:p/>
          </draw:line>
          <draw:line draw:style-name="gr1" draw:text-style-name="P1" draw:layer="layout" svg:x1="21.661cm" svg:y1="7.994cm" svg:x2="23.358cm" svg:y2="7.692cm">
            <text:p/>
          </draw:line>
          <draw:line draw:style-name="gr1" draw:text-style-name="P1" draw:layer="layout" svg:x1="22.921cm" svg:y1="7.078cm" svg:x2="23.784cm" svg:y2="8.321cm">
            <text:p/>
          </draw:line>
        </draw:g>
        <draw:line draw:style-name="gr1" draw:text-style-name="P1" draw:layer="layout" svg:x1="26.635cm" svg:y1="11.626cm" svg:x2="10.681cm" svg:y2="11.688cm">
          <text:p/>
        </draw:line>
        <draw:line draw:style-name="gr1" draw:text-style-name="P1" draw:layer="layout" svg:x1="25.365cm" svg:y1="6.296cm" svg:x2="17.669cm" svg:y2="11.688cm">
          <text:p/>
        </draw:line>
        <draw:custom-shape draw:style-name="gr4" draw:text-style-name="P1" draw:layer="layout" svg:width="6.65cm" svg:height="4.205cm" svg:x="3.34cm" svg:y="9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995cm" svg:height="4.205cm" svg:x="11.395cm" svg:y="9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5.995cm" svg:height="4.167cm" draw:transform="skewX (1.49063319022579E-016) rotate (0.610865238198015) translate (16.646cm 9.8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239cm" svg:height="1.445cm" svg:x="5.546cm" svg:y="8.02cm">
          <draw:text-box>
            <text:p text:style-name="P2"><text:span text:style-name="T1">M</text:span><text:span text:style-name="T2">1</text:span></text:p>
          </draw:text-box>
        </draw:frame>
        <draw:frame draw:style-name="gr7" draw:text-style-name="P3" draw:layer="layout" svg:width="2.239cm" svg:height="1.445cm" svg:x="13.347cm" svg:y="8.021cm">
          <draw:text-box>
            <text:p text:style-name="P2"><text:span text:style-name="T1">M</text:span><text:span text:style-name="T2">2</text:span></text:p>
          </draw:text-box>
        </draw:frame>
        <draw:frame draw:style-name="gr7" draw:text-style-name="P3" draw:layer="layout" svg:width="2.239cm" svg:height="1.445cm" svg:x="17.748cm" svg:y="6.822cm">
          <draw:text-box>
            <text:p text:style-name="P2"><text:span text:style-name="T1">M</text:span><text:span text:style-name="T2">3</text:span></text:p>
          </draw:text-box>
        </draw:frame>
        <draw:path draw:style-name="gr2" draw:text-style-name="P1" draw:layer="layout" svg:width="4.003cm" svg:height="2.328cm" draw:transform="skewX (-0.00541052068118231) rotate (-0.700051562974927) translate (24.6298213958149cm 7.01804946077445cm)" svg:viewBox="0 0 4004 2329" svg:d="M0 0c2861 1 4004 2329 4004 2329">
          <text:p/>
        </draw:path>
        <draw:frame draw:style-name="gr8" draw:text-style-name="P3" draw:layer="layout" svg:width="1.905cm" svg:height="1.27cm" svg:x="24.332cm" svg:y="8.744cm">
          <draw:text-box>
            <text:p text:style-name="P2"><text:span text:style-name="T1">θ</text:span><text:span text:style-name="T2">t</text:span></text:p>
          </draw:text-box>
        </draw:frame>
        <draw:frame draw:style-name="gr9" draw:text-style-name="P3" draw:layer="layout" svg:width="3.063cm" svg:height="1.987cm" svg:x="0.294cm" svg:y="11.063cm">
          <draw:text-box>
            <text:p text:style-name="P2"><text:span text:style-name="T1">sample</text:span></text:p>
          </draw:text-box>
        </draw:frame>
        <draw:frame draw:style-name="gr9" draw:text-style-name="P3" draw:layer="layout" svg:width="3.698cm" svg:height="1.987cm" svg:x="21.667cm" svg:y="5.231cm">
          <draw:text-box>
            <text:p text:style-name="P2"><text:span text:style-name="T1">camera</text:span></text:p>
          </draw:text-box>
        </draw:frame>
        <draw:g>
          <draw:line draw:style-name="gr10" draw:text-style-name="P1" draw:layer="layout" svg:x1="17.94cm" svg:y1="14.484cm" svg:x2="2.775cm" svg:y2="14.484cm">
            <text:p/>
          </draw:line>
          <draw:line draw:style-name="gr10" draw:text-style-name="P1" draw:layer="layout" svg:x1="2.74cm" svg:y1="13.97cm" svg:x2="2.74cm" svg:y2="14.484cm">
            <text:p/>
          </draw:line>
          <draw:line draw:style-name="gr10" draw:text-style-name="P1" draw:layer="layout" svg:x1="17.94cm" svg:y1="13.97cm" svg:x2="17.94cm" svg:y2="14.427cm">
            <text:p/>
          </draw:line>
        </draw:g>
        <draw:frame draw:style-name="gr7" draw:text-style-name="P3" draw:layer="layout" svg:width="2.239cm" svg:height="1.445cm" svg:x="9.547cm" svg:y="14.821cm">
          <draw:text-box>
            <text:p text:style-name="P2"><text:span text:style-name="T1">M</text:span><text:span text:style-name="T2">RR</text:span></text:p>
          </draw:text-box>
        </draw:frame>
        <draw:frame draw:style-name="gr7" draw:text-style-name="P3" draw:layer="layout" svg:width="2.239cm" svg:height="1.445cm" svg:x="15.148cm" svg:y="10.322cm">
          <draw:text-box>
            <text:p text:style-name="P2"><text:span text:style-name="T1">%</text:span></text:p>
          </draw:text-box>
        </draw:frame>
        <draw:frame draw:style-name="gr7" draw:text-style-name="P3" draw:layer="layout" svg:width="2.239cm" svg:height="1.445cm" svg:x="3.949cm" svg:y="10.323cm">
          <draw:text-box>
            <text:p text:style-name="P2"><text:span text:style-name="T1">%</text:span></text:p>
          </draw:text-box>
        </draw:frame>
        <draw:frame draw:style-name="gr7" draw:text-style-name="P3" draw:layer="layout" svg:width="2.239cm" svg:height="1.445cm" svg:x="17.349cm" svg:y="9.623cm">
          <draw:text-box>
            <text:p text:style-name="P2"><text:span text:style-name="T1">%</text:span></text:p>
          </draw:text-box>
        </draw:frame>
        <draw:frame draw:style-name="gr11" draw:text-style-name="P4" draw:layer="layout" svg:width="3.05cm" svg:height="1.807cm" svg:x="22.25cm" svg:y="3.524cm">
          <draw:text-box>
            <text:p text:style-name="P2"><text:span text:style-name="T3">%?</text:span></text:p>
          </draw:text-box>
        </draw:frame>
        <draw:frame draw:style-name="gr7" draw:text-style-name="P3" draw:layer="layout" svg:width="2.239cm" svg:height="1.445cm" svg:x="6.75cm" svg:y="9.624cm">
          <draw:text-box>
            <text:p text:style-name="P2"><text:span text:style-name="T1">%</text:span></text:p>
          </draw:text-box>
        </draw:frame>
        <draw:frame draw:style-name="gr7" draw:text-style-name="P3" draw:layer="layout" svg:width="2.239cm" svg:height="1.445cm" svg:x="12.351cm" svg:y="9.625cm">
          <draw:text-box>
            <text:p text:style-name="P2"><text:span text:style-name="T1">%</text:span></text:p>
          </draw:text-box>
        </draw:frame>
        <draw:frame draw:style-name="gr7" draw:text-style-name="P3" draw:layer="layout" svg:width="2.239cm" svg:height="1.445cm" svg:x="19.152cm" svg:y="7.526cm">
          <draw:text-box>
            <text:p text:style-name="P2"><text:span text:style-name="T1">%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line draw:style-name="gr1" draw:text-style-name="P1" draw:layer="layout" svg:x1="3.701cm" svg:y1="11.679cm" svg:x2="4.108cm" svg:y2="12.198cm">
            <text:p/>
          </draw:line>
          <draw:line draw:style-name="gr1" draw:text-style-name="P1" draw:layer="layout" svg:x1="3.701cm" svg:y1="11.688cm" svg:x2="4.09cm" svg:y2="11.194cm">
            <text:p/>
          </draw:line>
          <draw:g>
            <draw:line draw:style-name="gr2" draw:text-style-name="P1" draw:layer="layout" svg:x1="4.102cm" svg:y1="12.539cm" svg:x2="4.103cm" svg:y2="10.827cm">
              <text:p/>
            </draw:line>
            <draw:line draw:style-name="gr2" draw:text-style-name="P1" draw:layer="layout" svg:x1="4.102cm" svg:y1="12.539cm" svg:x2="4.553cm" svg:y2="13.113cm">
              <text:p/>
            </draw:line>
            <draw:line draw:style-name="gr2" draw:text-style-name="P1" draw:layer="layout" svg:x1="4.106cm" svg:y1="10.827cm" svg:x2="4.558cm" svg:y2="10.253cm">
              <text:p/>
            </draw:line>
            <draw:line draw:style-name="gr2" draw:text-style-name="P1" draw:layer="layout" svg:x1="5.908cm" svg:y1="13.114cm" svg:x2="4.554cm" svg:y2="13.113cm">
              <text:p/>
            </draw:line>
            <draw:line draw:style-name="gr2" draw:text-style-name="P1" draw:layer="layout" svg:x1="5.909cm" svg:y1="10.251cm" svg:x2="4.555cm" svg:y2="10.25cm">
              <text:p/>
            </draw:line>
            <draw:line draw:style-name="gr2" draw:text-style-name="P1" draw:layer="layout" svg:x1="5.902cm" svg:y1="13.113cm" svg:x2="5.903cm" svg:y2="10.252cm">
              <text:p/>
            </draw:line>
          </draw:g>
          <draw:line draw:style-name="gr1" draw:text-style-name="P1" draw:layer="layout" svg:x1="3.697cm" svg:y1="10.923cm" svg:x2="3.696cm" svg:y2="12.436cm">
            <text:p/>
          </draw:line>
          <draw:line draw:style-name="gr1" draw:text-style-name="P1" draw:layer="layout" svg:x1="5.903cm" svg:y1="12.437cm" svg:x2="8.444cm" svg:y2="12.438cm">
            <text:p/>
          </draw:line>
          <draw:line draw:style-name="gr1" draw:text-style-name="P1" draw:layer="layout" svg:x1="5.904cm" svg:y1="10.924cm" svg:x2="8.445cm" svg:y2="10.925cm">
            <text:p/>
          </draw:line>
          <draw:custom-shape draw:style-name="gr3" draw:text-style-name="P1" draw:layer="layout" svg:width="0.611cm" svg:height="3.124cm" draw:transform="rotate (3.14106905481419) translate (9.056cm 13.2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9.074cm" svg:y1="12.438cm" svg:x2="10.681cm" svg:y2="11.679cm">
            <text:p/>
          </draw:line>
          <draw:line draw:style-name="gr1" draw:text-style-name="P1" draw:layer="layout" svg:x1="9.115cm" svg:y1="10.958cm" svg:x2="10.681cm" svg:y2="11.679cm">
            <text:p/>
          </draw:line>
          <draw:line draw:style-name="gr1" draw:text-style-name="P1" draw:layer="layout" svg:x1="10.672cm" svg:y1="10.926cm" svg:x2="10.671cm" svg:y2="12.439cm">
            <text:p/>
          </draw:line>
        </draw:g>
        <draw:custom-shape draw:style-name="gr4" draw:text-style-name="P1" draw:layer="layout" svg:width="6.65cm" svg:height="4.205cm" svg:x="3.34cm" svg:y="9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239cm" svg:height="1.445cm" svg:x="5.546cm" svg:y="8.02cm">
          <draw:text-box>
            <text:p text:style-name="P2"><text:span text:style-name="T1">M</text:span><text:span text:style-name="T2">1</text:span></text:p>
          </draw:text-box>
        </draw:frame>
        <draw:frame draw:style-name="gr9" draw:text-style-name="P3" draw:layer="layout" svg:width="3.063cm" svg:height="1.987cm" svg:x="0.294cm" svg:y="11.063cm">
          <draw:text-box>
            <text:p text:style-name="P2"><text:span text:style-name="T1">sample</text:span></text:p>
          </draw:text-box>
        </draw:frame>
        <draw:frame draw:style-name="gr7" draw:text-style-name="P3" draw:layer="layout" svg:width="2.239cm" svg:height="1.445cm" svg:x="3.949cm" svg:y="10.323cm">
          <draw:text-box>
            <text:p text:style-name="P2"><text:span text:style-name="T1">%</text:span></text:p>
          </draw:text-box>
        </draw:frame>
        <draw:frame draw:style-name="gr7" draw:text-style-name="P3" draw:layer="layout" svg:width="2.239cm" svg:height="1.445cm" svg:x="8.45cm" svg:y="9.624cm">
          <draw:text-box>
            <text:p text:style-name="P2"><text:span text:style-name="T1">%</text:span></text:p>
          </draw:text-box>
        </draw:frame>
        <draw:frame draw:style-name="gr9" draw:text-style-name="P3" draw:layer="layout" svg:width="3.698cm" svg:height="1.987cm" svg:x="11.067cm" svg:y="11.631cm">
          <draw:text-box>
            <text:p text:style-name="P2"><text:span text:style-name="T1">camera</text:span></text:p>
          </draw:text-box>
        </draw:frame>
        <draw:frame draw:style-name="gr11" draw:text-style-name="P4" draw:layer="layout" svg:width="3.05cm" svg:height="1.807cm" svg:x="11.65cm" svg:y="9.924cm">
          <draw:text-box>
            <text:p text:style-name="P2"><text:span text:style-name="T3">%?</text:span></text:p>
          </draw:text-box>
        </draw:frame>
        <draw:custom-shape draw:style-name="gr13" draw:text-style-name="P1" draw:layer="layout" svg:width="0.228cm" svg:height="2.597cm" draw:transform="rotate (2.35619449019234) translate (6.126cm 12.7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228cm" svg:height="2.597cm" draw:transform="rotate (-3.14159265358979) translate (8.281cm 13.0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239cm" svg:height="1.445cm" svg:x="6.451cm" svg:y="12.625cm">
          <draw:text-box>
            <text:p text:style-name="P2"><text:span text:style-name="T1">%</text:span></text:p>
          </draw:text-box>
        </draw:frame>
        <draw:frame draw:style-name="gr7" draw:text-style-name="P3" draw:layer="layout" svg:width="2.239cm" svg:height="1.445cm" svg:x="5.952cm" svg:y="9.826cm">
          <draw:text-box>
            <text:p text:style-name="P2"><text:span text:style-name="T1">%</text:span></text:p>
          </draw:text-box>
        </draw:frame>
        <presentation:notes draw:style-name="dp1">
          <draw:page-thumbnail draw:style-name="gr12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4" draw:text-style-name="P6" draw:layer="layout" svg:width="7.62cm" svg:height="7.62cm" svg:x="10.125cm" svg:y="5.12cm">
          <text:p/>
          <draw:enhanced-geometry draw:glue-point-type="segments" draw:type="mso-spt100" draw:modifiers="162.029865834942 18.691509824783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5" draw:text-style-name="P1" draw:layer="layout" svg:width="7.62cm" svg:height="7.62cm" svg:x="10.125cm" svg:y="5.115cm">
          <text:p/>
          <draw:enhanced-geometry draw:glue-point-type="segments" draw:type="mso-spt100" draw:modifiers="179.85674199997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" draw:text-style-name="P1" draw:layer="layout" svg:x1="13.919cm" svg:y1="8.941cm" svg:x2="13.919cm" svg:y2="12.694cm">
          <text:p/>
        </draw:line>
        <draw:path draw:style-name="gr2" draw:text-style-name="P1" draw:layer="layout" svg:width="1.877cm" svg:height="1.086cm" draw:transform="skewX (-0.000872664625997145) rotate (-2.00625597516748) translate (15.8261597632527cm 9.64243563693458cm)" svg:viewBox="0 0 1878 1087" svg:d="M0 0c1343 0 1878 1087 1878 1087">
          <text:p/>
        </draw:path>
        <draw:frame draw:style-name="gr8" draw:text-style-name="P3" draw:layer="layout" svg:width="1.905cm" svg:height="1.27cm" svg:x="13.773cm" svg:y="9.373cm">
          <draw:text-box>
            <text:p text:style-name="P2"><text:span text:style-name="T1">θ</text:span><text:span text:style-name="T2">1</text:span></text:p>
          </draw:text-box>
        </draw:frame>
        <draw:frame draw:style-name="gr8" draw:text-style-name="P3" draw:layer="layout" svg:width="1.905cm" svg:height="1.27cm" svg:x="11.574cm" svg:y="10.273cm">
          <draw:text-box>
            <text:p text:style-name="P2"><text:span text:style-name="T1">T</text:span><text:span text:style-name="T2">1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6" draw:text-style-name="P8" draw:layer="layout" svg:width="7.62cm" svg:height="7.62cm" svg:x="16.222cm" svg:y="5.13cm">
          <text:p/>
          <draw:enhanced-geometry draw:glue-point-type="segments" draw:type="mso-spt100" draw:modifiers="149.492007712419 30.961306738184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6" draw:text-style-name="P8" draw:layer="layout" svg:width="7.62cm" svg:height="7.62cm" svg:x="4.818cm" svg:y="5.125cm">
          <text:p/>
          <draw:enhanced-geometry draw:glue-point-type="segments" draw:type="mso-spt100" draw:modifiers="170.280757918058 10.471504047937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6" draw:layer="layout" svg:width="7.62cm" svg:height="7.62cm" svg:x="4.825cm" svg:y="5.12cm">
          <text:p/>
          <draw:enhanced-geometry draw:glue-point-type="segments" draw:type="mso-spt100" draw:modifiers="162.029865834942 18.691509824783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7" draw:text-style-name="P1" draw:layer="layout" svg:width="7.62cm" svg:height="7.62cm" svg:x="4.825cm" svg:y="5.115cm">
          <text:p/>
          <draw:enhanced-geometry draw:glue-point-type="segments" draw:type="mso-spt100" draw:modifiers="179.85674199997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" draw:text-style-name="P1" draw:layer="layout" svg:x1="8.619cm" svg:y1="8.942cm" svg:x2="8.619cm" svg:y2="12.695cm">
          <text:p/>
        </draw:line>
        <draw:frame draw:style-name="gr8" draw:text-style-name="P3" draw:layer="layout" svg:width="1.905cm" svg:height="1.27cm" svg:x="9.486cm" svg:y="10.373cm">
          <draw:text-box>
            <text:p text:style-name="P2"><text:span text:style-name="T1">θ</text:span><text:span text:style-name="T2">2</text:span></text:p>
          </draw:text-box>
        </draw:frame>
        <draw:frame draw:style-name="gr8" draw:text-style-name="P3" draw:layer="layout" svg:width="1.905cm" svg:height="1.27cm" svg:x="6.287cm" svg:y="10.273cm">
          <draw:text-box>
            <text:p text:style-name="P2"><text:span text:style-name="T1">T</text:span><text:span text:style-name="T2">2</text:span></text:p>
          </draw:text-box>
        </draw:frame>
        <draw:custom-shape draw:style-name="gr14" draw:text-style-name="P6" draw:layer="layout" svg:width="7.62cm" svg:height="7.62cm" svg:x="16.229cm" svg:y="5.125cm">
          <text:p/>
          <draw:enhanced-geometry draw:glue-point-type="segments" draw:type="mso-spt100" draw:modifiers="162.029865834942 18.691509824783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7" draw:text-style-name="P1" draw:layer="layout" svg:width="7.62cm" svg:height="7.62cm" svg:x="16.229cm" svg:y="5.12cm">
          <text:p/>
          <draw:enhanced-geometry draw:glue-point-type="segments" draw:type="mso-spt100" draw:modifiers="179.85674199997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" draw:text-style-name="P1" draw:layer="layout" svg:x1="20.023cm" svg:y1="8.947cm" svg:x2="20.023cm" svg:y2="12.7cm">
          <text:p/>
        </draw:line>
        <draw:frame draw:style-name="gr8" draw:text-style-name="P3" draw:layer="layout" svg:width="1.905cm" svg:height="1.27cm" svg:x="17.691cm" svg:y="10.278cm">
          <draw:text-box>
            <text:p text:style-name="P2"><text:span text:style-name="T1">T</text:span><text:span text:style-name="T2">2</text:span></text:p>
          </draw:text-box>
        </draw:frame>
        <draw:frame draw:style-name="gr8" draw:text-style-name="P3" draw:layer="layout" svg:width="1.905cm" svg:height="1.27cm" svg:x="3.188cm" svg:y="7.773cm">
          <draw:text-box>
            <text:p text:style-name="P2"><text:span text:style-name="T1">1.</text:span></text:p>
          </draw:text-box>
        </draw:frame>
        <draw:frame draw:style-name="gr8" draw:text-style-name="P3" draw:layer="layout" svg:width="1.905cm" svg:height="1.27cm" svg:x="14.489cm" svg:y="7.773cm">
          <draw:text-box>
            <text:p text:style-name="P2"><text:span text:style-name="T1">2.</text:span></text:p>
          </draw:text-box>
        </draw:frame>
        <draw:path draw:style-name="gr2" draw:text-style-name="P1" draw:layer="layout" svg:width="3.729cm" svg:height="2.156cm" draw:transform="skewX (-0.000349065850398792) rotate (-1.91968764426856) translate (12.0090675624238cm 9.65774365676968cm)" svg:viewBox="0 0 3730 2157" svg:d="M0 0c2668 0 3730 2157 3730 2157">
          <text:p/>
        </draw:path>
        <draw:path draw:style-name="gr2" draw:text-style-name="P1" draw:layer="layout" svg:width="1.877cm" svg:height="1.086cm" draw:transform="skewX (-0.000872664625997204) rotate (-2.00625597516748) translate (10.5401597632527cm 9.65543563693458cm)" svg:viewBox="0 0 1878 1087" svg:d="M0 0c1343 0 1878 1087 1878 1087">
          <text:p/>
        </draw:path>
        <draw:frame draw:style-name="gr8" draw:text-style-name="P3" draw:layer="layout" svg:width="1.905cm" svg:height="1.27cm" svg:x="8.487cm" svg:y="9.386cm">
          <draw:text-box>
            <text:p text:style-name="P2"><text:span text:style-name="T1">θ</text:span><text:span text:style-name="T2">1</text:span></text:p>
          </draw:text-box>
        </draw:frame>
        <draw:path draw:style-name="gr2" draw:text-style-name="P1" draw:layer="layout" svg:width="1.877cm" svg:height="1.086cm" draw:transform="skewX (-0.000872664625997144) rotate (-2.00625597516748) translate (21.9541597632527cm 9.66843563693458cm)" svg:viewBox="0 0 1878 1087" svg:d="M0 0c1343 0 1878 1087 1878 1087">
          <text:p/>
        </draw:path>
        <draw:frame draw:style-name="gr8" draw:text-style-name="P3" draw:layer="layout" svg:width="1.905cm" svg:height="1.27cm" svg:x="19.901cm" svg:y="9.399cm">
          <draw:text-box>
            <text:p text:style-name="P2"><text:span text:style-name="T1">θ</text:span><text:span text:style-name="T2">1</text:span></text:p>
          </draw:text-box>
        </draw:frame>
        <draw:frame draw:style-name="gr8" draw:text-style-name="P3" draw:layer="layout" svg:width="1.905cm" svg:height="1.27cm" svg:x="20.486cm" svg:y="10.674cm">
          <draw:text-box>
            <text:p text:style-name="P2"><text:span text:style-name="T1">θ</text:span><text:span text:style-name="T2">2</text:span></text:p>
          </draw:text-box>
        </draw:frame>
        <draw:path draw:style-name="gr2" draw:text-style-name="P1" draw:layer="layout" svg:width="2.657cm" svg:height="1.528cm" draw:transform="skewX (0.00575958653158134) rotate (-2.05774318810131) translate (22.754051134613cm 10.7187855309846cm)" svg:viewBox="0 0 2658 1529" svg:d="M0 0c1901 1 2658 1529 2658 1529">
          <text:p/>
        </draw:path>
        <presentation:notes draw:style-name="dp1">
          <draw:page-thumbnail draw:style-name="gr12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8" draw:text-style-name="P10" draw:layer="layout" svg:width="7.62cm" svg:height="7.62cm" svg:x="16.133cm" svg:y="1.026cm">
          <text:p/>
          <draw:enhanced-geometry draw:glue-point-type="segments" draw:type="mso-spt100" draw:modifiers="131.547221996603 5.73206637349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0" draw:layer="layout" svg:width="7.62cm" svg:height="7.62cm" svg:x="4.818cm" svg:y="1.025cm">
          <text:p/>
          <draw:enhanced-geometry draw:glue-point-type="segments" draw:type="mso-spt100" draw:modifiers="44.1719627786134 5.73206637349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9" draw:text-style-name="P8" draw:layer="layout" svg:width="7.62cm" svg:height="7.62cm" svg:x="4.825cm" svg:y="1.02cm">
          <text:p/>
          <draw:enhanced-geometry draw:glue-point-type="segments" draw:type="mso-spt100" draw:modifiers="126.976958614102 54.465783874910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7" draw:text-style-name="P1" draw:layer="layout" svg:width="7.62cm" svg:height="7.62cm" svg:x="4.825cm" svg:y="1.015cm">
          <text:p/>
          <draw:enhanced-geometry draw:glue-point-type="segments" draw:type="mso-spt100" draw:modifiers="179.85674199997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" draw:text-style-name="P1" draw:layer="layout" svg:x1="8.619cm" svg:y1="4.842cm" svg:x2="8.619cm" svg:y2="8.595cm">
          <text:p/>
        </draw:line>
        <draw:frame draw:style-name="gr8" draw:text-style-name="P3" draw:layer="layout" svg:width="1.905cm" svg:height="1.27cm" svg:x="8.786cm" svg:y="6.773cm">
          <draw:text-box>
            <text:p text:style-name="P2"><text:span text:style-name="T1">θ</text:span><text:span text:style-name="T2">t</text:span></text:p>
          </draw:text-box>
        </draw:frame>
        <draw:frame draw:style-name="gr8" draw:text-style-name="P3" draw:layer="layout" svg:width="1.905cm" svg:height="1.27cm" svg:x="9.995cm" svg:y="5.78cm">
          <draw:text-box>
            <text:p text:style-name="P2"><text:span text:style-name="T1">T</text:span><text:span text:style-name="T2">3</text:span></text:p>
          </draw:text-box>
        </draw:frame>
        <draw:frame draw:style-name="gr8" draw:text-style-name="P3" draw:layer="layout" svg:width="1.905cm" svg:height="1.27cm" svg:x="3.188cm" svg:y="3.673cm">
          <draw:text-box>
            <text:p text:style-name="P2"><text:span text:style-name="T1">1.</text:span></text:p>
          </draw:text-box>
        </draw:frame>
        <draw:frame draw:style-name="gr8" draw:text-style-name="P3" draw:layer="layout" svg:width="1.905cm" svg:height="1.27cm" svg:x="14.489cm" svg:y="3.673cm">
          <draw:text-box>
            <text:p text:style-name="P2"><text:span text:style-name="T1">2.</text:span></text:p>
          </draw:text-box>
        </draw:frame>
        <draw:frame draw:style-name="gr8" draw:text-style-name="P3" draw:layer="layout" svg:width="1.905cm" svg:height="1.27cm" svg:x="8.187cm" svg:y="5.686cm">
          <draw:text-box>
            <text:p text:style-name="P2"><text:span text:style-name="T1">θ</text:span><text:span text:style-name="T2">2</text:span></text:p>
          </draw:text-box>
        </draw:frame>
        <draw:custom-shape draw:style-name="gr16" draw:text-style-name="P8" draw:layer="layout" svg:width="7.62cm" svg:height="7.62cm" svg:x="16.236cm" svg:y="8.672cm">
          <text:p/>
          <draw:enhanced-geometry draw:glue-point-type="segments" draw:type="mso-spt100" draw:modifiers="157.369163826992 24.188849760666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0" draw:layer="layout" svg:width="7.62cm" svg:height="7.62cm" svg:x="16.243cm" svg:y="8.667cm">
          <text:p/>
          <draw:enhanced-geometry draw:glue-point-type="segments" draw:type="mso-spt100" draw:modifiers="140.529940463201 6.1525032859417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7" draw:text-style-name="P1" draw:layer="layout" svg:width="7.62cm" svg:height="7.62cm" svg:x="16.243cm" svg:y="8.662cm">
          <text:p/>
          <draw:enhanced-geometry draw:glue-point-type="segments" draw:type="mso-spt100" draw:modifiers="179.85674199997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" draw:text-style-name="P1" draw:layer="layout" svg:x1="20.037cm" svg:y1="12.489cm" svg:x2="20.037cm" svg:y2="16.242cm">
          <text:p/>
        </draw:line>
        <draw:frame draw:style-name="gr8" draw:text-style-name="P3" draw:layer="layout" svg:width="1.905cm" svg:height="1.27cm" svg:x="18.105cm" svg:y="14.72cm">
          <draw:text-box>
            <text:p text:style-name="P2"><text:span text:style-name="T1">T</text:span><text:span text:style-name="T2">3</text:span></text:p>
          </draw:text-box>
        </draw:frame>
        <draw:frame draw:style-name="gr8" draw:text-style-name="P3" draw:layer="layout" svg:width="1.905cm" svg:height="1.27cm" svg:x="3.202cm" svg:y="11.315cm">
          <draw:text-box>
            <text:p text:style-name="P2"><text:span text:style-name="T1">3.</text:span></text:p>
          </draw:text-box>
        </draw:frame>
        <draw:frame draw:style-name="gr8" draw:text-style-name="P3" draw:layer="layout" svg:width="1.905cm" svg:height="1.27cm" svg:x="14.503cm" svg:y="11.315cm">
          <draw:text-box>
            <text:p text:style-name="P2"><text:span text:style-name="T1">4.</text:span></text:p>
          </draw:text-box>
        </draw:frame>
        <draw:line draw:style-name="gr1" draw:text-style-name="P1" draw:layer="layout" svg:x1="8.619cm" svg:y1="4.843cm" svg:x2="12.065cm" svg:y2="6.35cm">
          <text:p/>
        </draw:line>
        <draw:path draw:style-name="gr2" draw:text-style-name="P1" draw:layer="layout" svg:width="2.865cm" svg:height="1.648cm" draw:transform="skewX (0.00575958653158123) rotate (-2.05774318810131) translate (11.6565943149783cm 6.35526877971464cm)" svg:viewBox="0 0 2866 1649" svg:d="M0 0c2050 1 2866 1649 2866 1649">
          <text:p/>
        </draw:path>
        <draw:path draw:style-name="gr2" draw:text-style-name="P1" draw:layer="layout" svg:width="0.918cm" svg:height="0.527cm" draw:transform="skewX (0.00383972435438752) rotate (-2.26334297398625) translate (9.7370788025998cm 6.48691034351675cm)" svg:viewBox="0 0 919 528" svg:d="M0 0c657-1 919 528 919 528">
          <text:p/>
        </draw:path>
        <draw:path draw:style-name="gr2" draw:text-style-name="P1" draw:layer="layout" svg:width="0.648cm" svg:height="0.378cm" draw:transform="skewX (0.00523598775598296) rotate (-1.39626340159546) translate (12.0007395203807cm 5.2695293771042cm)" svg:viewBox="0 0 649 379" svg:d="M0 0c464-1 649 379 649 379">
          <text:p/>
        </draw:path>
        <draw:frame draw:style-name="gr8" draw:text-style-name="P3" draw:layer="layout" svg:width="1.252cm" svg:height="1.27cm" svg:x="10.788cm" svg:y="4.986cm">
          <draw:text-box>
            <text:p text:style-name="P2"><text:span text:style-name="T1">θ</text:span><text:span text:style-name="T2">3</text:span></text:p>
          </draw:text-box>
        </draw:frame>
        <draw:custom-shape draw:style-name="gr16" draw:text-style-name="P8" draw:layer="layout" svg:width="7.62cm" svg:height="7.62cm" svg:x="4.842cm" svg:y="8.662cm">
          <text:p/>
          <draw:enhanced-geometry draw:glue-point-type="segments" draw:type="mso-spt100" draw:modifiers="162.029865834942 18.691509824783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0" draw:layer="layout" svg:width="7.62cm" svg:height="7.62cm" svg:x="4.835cm" svg:y="8.667cm">
          <text:p/>
          <draw:enhanced-geometry draw:glue-point-type="segments" draw:type="mso-spt100" draw:modifiers="76.6684639243813 26.31522122846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7" draw:text-style-name="P1" draw:layer="layout" svg:width="7.62cm" svg:height="7.62cm" svg:x="4.842cm" svg:y="8.657cm">
          <text:p/>
          <draw:enhanced-geometry draw:glue-point-type="segments" draw:type="mso-spt100" draw:modifiers="179.85674199997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" draw:text-style-name="P1" draw:layer="layout" svg:x1="8.636cm" svg:y1="12.484cm" svg:x2="8.636cm" svg:y2="16.237cm">
          <text:p/>
        </draw:line>
        <draw:frame draw:style-name="gr8" draw:text-style-name="P3" draw:layer="layout" svg:width="1.905cm" svg:height="1.27cm" svg:x="9.304cm" svg:y="13.115cm">
          <draw:text-box>
            <text:p text:style-name="P2"><text:span text:style-name="T1">T</text:span><text:span text:style-name="T2">3</text:span></text:p>
          </draw:text-box>
        </draw:frame>
        <draw:path draw:style-name="gr2" draw:text-style-name="P1" draw:layer="layout" svg:width="1.877cm" svg:height="1.086cm" draw:transform="skewX (-0.000872664625997148) rotate (2.96705972839036) translate (8.45973314018993cm 14.6437894379713cm)" svg:viewBox="0 0 1878 1087" svg:d="M0 0c1343 0 1878 1087 1878 1087">
          <text:p/>
        </draw:path>
        <draw:frame draw:style-name="gr8" draw:text-style-name="P3" draw:layer="layout" svg:width="1.905cm" svg:height="1.27cm" svg:x="7.014cm" svg:y="12.936cm">
          <draw:text-box>
            <text:p text:style-name="P2"><text:span text:style-name="T1">θ</text:span><text:span text:style-name="T2">2</text:span></text:p>
          </draw:text-box>
        </draw:frame>
        <draw:frame draw:style-name="gr8" draw:text-style-name="P3" draw:layer="layout" svg:width="1.905cm" svg:height="1.27cm" svg:x="8.799cm" svg:y="14.511cm">
          <draw:text-box>
            <text:p text:style-name="P2"><text:span text:style-name="T1">θ</text:span><text:span text:style-name="T2">t</text:span></text:p>
          </draw:text-box>
        </draw:frame>
        <draw:path draw:style-name="gr2" draw:text-style-name="P1" draw:layer="layout" svg:width="1.6cm" svg:height="0.913cm" draw:transform="skewX (0.0200712863979347) rotate (-2.23402144255274) translate (10.4911224697167cm 15.211139574797cm)" svg:viewBox="0 0 1601 914" svg:d="M0 0c1143 1 1601 914 1601 914">
          <text:p/>
        </draw:path>
        <draw:line draw:style-name="gr1" draw:text-style-name="P1" draw:layer="layout" svg:x1="8.636cm" svg:y1="12.485cm" svg:x2="11.004cm" svg:y2="15.481cm">
          <text:p/>
        </draw:line>
        <draw:frame draw:style-name="gr8" draw:text-style-name="P3" draw:layer="layout" svg:width="1.252cm" svg:height="1.27cm" svg:x="10.401cm" svg:y="13.723cm">
          <draw:text-box>
            <text:p text:style-name="P2"><text:span text:style-name="T1">θ</text:span><text:span text:style-name="T2">3</text:span></text:p>
          </draw:text-box>
        </draw:frame>
        <draw:path draw:style-name="gr2" draw:text-style-name="P1" draw:layer="layout" svg:width="1.11cm" svg:height="0.634cm" draw:transform="skewX (0.0178023583703422) rotate (-1.76278254451427) translate (11.732844181967cm 14.108993492055cm)" svg:viewBox="0 0 1111 635" svg:d="M0 0c793 0 1111 635 1111 635">
          <text:p/>
        </draw:path>
        <draw:custom-shape draw:style-name="gr19" draw:text-style-name="P8" draw:layer="layout" svg:width="7.62cm" svg:height="7.62cm" svg:x="16.14cm" svg:y="1.021cm">
          <text:p/>
          <draw:enhanced-geometry draw:glue-point-type="segments" draw:type="mso-spt100" draw:modifiers="126.976958614102 54.465783874910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7" draw:text-style-name="P1" draw:layer="layout" svg:width="7.62cm" svg:height="7.62cm" svg:x="16.14cm" svg:y="1.016cm">
          <text:p/>
          <draw:enhanced-geometry draw:glue-point-type="segments" draw:type="mso-spt100" draw:modifiers="179.856741999973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3" draw:layer="layout" svg:width="1.905cm" svg:height="1.27cm" svg:x="19.601cm" svg:y="6.974cm">
          <draw:text-box>
            <text:p text:style-name="P2"><text:span text:style-name="T1">θ</text:span><text:span text:style-name="T2">t</text:span></text:p>
          </draw:text-box>
        </draw:frame>
        <draw:frame draw:style-name="gr8" draw:text-style-name="P3" draw:layer="layout" svg:width="1.905cm" svg:height="1.27cm" svg:x="18.11cm" svg:y="7.081cm">
          <draw:text-box>
            <text:p text:style-name="P2"><text:span text:style-name="T1">T</text:span><text:span text:style-name="T2">3</text:span></text:p>
          </draw:text-box>
        </draw:frame>
        <draw:frame draw:style-name="gr8" draw:text-style-name="P3" draw:layer="layout" svg:width="1.905cm" svg:height="1.27cm" svg:x="18.502cm" svg:y="5.787cm">
          <draw:text-box>
            <text:p text:style-name="P2"><text:span text:style-name="T1">θ</text:span><text:span text:style-name="T2">2</text:span></text:p>
          </draw:text-box>
        </draw:frame>
        <draw:frame draw:style-name="gr8" draw:text-style-name="P3" draw:layer="layout" svg:width="1.252cm" svg:height="1.27cm" svg:x="21.603cm" svg:y="5.787cm">
          <draw:text-box>
            <text:p text:style-name="P2"><text:span text:style-name="T1">θ</text:span><text:span text:style-name="T2">3</text:span></text:p>
          </draw:text-box>
        </draw:frame>
        <draw:path draw:style-name="gr2" draw:text-style-name="P1" draw:layer="layout" svg:width="1.033cm" svg:height="0.594cm" draw:transform="rotate (-2.30383461263252) translate (21.2243553310466cm 7.88736846193531cm)" svg:viewBox="0 0 1034 595" svg:d="M0 0c739 0 1034 595 1034 595">
          <text:p/>
        </draw:path>
        <draw:path draw:style-name="gr2" draw:text-style-name="P1" draw:layer="layout" svg:width="0.918cm" svg:height="0.527cm" draw:transform="skewX (0.00383972435438753) rotate (-2.94960643587042) translate (19.7779575090776cm 6.94929260305135cm)" svg:viewBox="0 0 919 528" svg:d="M0 0c657-1 919 528 919 528">
          <text:p/>
        </draw:path>
        <draw:path draw:style-name="gr2" draw:text-style-name="P1" draw:layer="layout" svg:width="2.4cm" svg:height="1.382cm" draw:transform="skewX (0.00575958653158131) rotate (-1.67551608191456) translate (23.1596849457114cm 5.30514394204807cm)" svg:viewBox="0 0 2401 1383" svg:d="M0 0c1717 1 2401 1383 2401 1383">
          <text:p/>
        </draw:path>
        <draw:line draw:style-name="gr1" draw:text-style-name="P1" draw:layer="layout" svg:x1="19.934cm" svg:y1="4.844cm" svg:x2="21.59cm" svg:y2="8.255cm">
          <text:p/>
        </draw:line>
        <draw:line draw:style-name="gr1" draw:text-style-name="P1" draw:layer="layout" svg:x1="19.934cm" svg:y1="4.843cm" svg:x2="19.934cm" svg:y2="8.596cm">
          <text:p/>
        </draw:line>
        <draw:frame draw:style-name="gr8" draw:text-style-name="P3" draw:layer="layout" svg:width="1.252cm" svg:height="1.27cm" svg:x="21.703cm" svg:y="13.488cm">
          <draw:text-box>
            <text:p text:style-name="P2"><text:span text:style-name="T1">θ</text:span><text:span text:style-name="T2">3</text:span></text:p>
          </draw:text-box>
        </draw:frame>
        <draw:path draw:style-name="gr2" draw:text-style-name="P1" draw:layer="layout" svg:width="2.4cm" svg:height="1.382cm" draw:transform="skewX (0.00575958653158129) rotate (-1.67551608191456) translate (23.2596849457114cm 13.0061439420481cm)" svg:viewBox="0 0 2401 1383" svg:d="M0 0c1717 1 2401 1383 2401 1383">
          <text:p/>
        </draw:path>
        <draw:line draw:style-name="gr1" draw:text-style-name="P1" draw:layer="layout" svg:x1="20.034cm" svg:y1="12.445cm" svg:x2="21.69cm" svg:y2="15.856cm">
          <text:p/>
        </draw:line>
        <draw:frame draw:style-name="gr8" draw:text-style-name="P3" draw:layer="layout" svg:width="1.905cm" svg:height="1.27cm" svg:x="19.702cm" svg:y="14.588cm">
          <draw:text-box>
            <text:p text:style-name="P2"><text:span text:style-name="T1">θ</text:span><text:span text:style-name="T2">t</text:span></text:p>
          </draw:text-box>
        </draw:frame>
        <draw:path draw:style-name="gr2" draw:text-style-name="P1" draw:layer="layout" svg:width="1.033cm" svg:height="0.594cm" draw:transform="rotate (-2.30383461263252) translate (21.3253553310466cm 15.5013684619353cm)" svg:viewBox="0 0 1034 595" svg:d="M0 0c739 0 1034 595 1034 595">
          <text:p/>
        </draw:path>
        <draw:path draw:style-name="gr2" draw:text-style-name="P1" draw:layer="layout" svg:width="1.877cm" svg:height="1.086cm" draw:transform="skewX (-0.000872664625997178) rotate (2.96705972839036) translate (19.8477331401899cm 14.8567894379713cm)" svg:viewBox="0 0 1878 1087" svg:d="M0 0c1343 0 1878 1087 1878 1087">
          <text:p/>
        </draw:path>
        <draw:frame draw:style-name="gr8" draw:text-style-name="P3" draw:layer="layout" svg:width="1.905cm" svg:height="1.27cm" svg:x="18.402cm" svg:y="13.149cm">
          <draw:text-box>
            <text:p text:style-name="P2"><text:span text:style-name="T1">θ</text:span><text:span text:style-name="T2">2</text:span></text:p>
          </draw:text-box>
        </draw:frame>
        <presentation:notes draw:style-name="dp1">
          <draw:page-thumbnail draw:style-name="gr12" draw:layer="layout" svg:width="18.624cm" svg:height="10.476cm" svg:x="1.482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2T10:56:46.456000000</meta:creation-date>
    <dc:date>2022-10-06T08:51:25.172000000</dc:date>
    <meta:editing-duration>P6DT3H34M16S</meta:editing-duration>
    <meta:editing-cycles>224</meta:editing-cycles>
    <meta:generator>LibreOffice/7.0.5.2$Windows_X86_64 LibreOffice_project/64390860c6cd0aca4beafafcfd84613dd9dfb63a</meta:generator>
    <meta:document-statistic meta:object-count="211"/>
  </office:meta>
</office:document-meta>
</file>